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name-asian="Times New Roman1" style:font-size-asian="11pt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timeline</text:p>
      <text:p text:style-name="P1"/>
      <text:p text:style-name="P1">Wednesday 7/24</text:p>
      <text:p text:style-name="P1">Plan</text:p>
      <text:p text:style-name="P1">Create Models WIP</text:p>
      <text:p text:style-name="P1">Set up user registration</text:p>
      <text:p text:style-name="P1">Set up profile creation and editing</text:p>
      <text:p text:style-name="P1"/>
      <text:p text:style-name="P1">Thursday 7/25</text:p>
      <text:p text:style-name="P1">Work on logic for determining beer matches based on user profile</text:p>
      <text:p text:style-name="P1"/>
      <text:p text:style-name="P1">Friday 7/26</text:p>
      <text:p text:style-name="P1">Work on visualization of matches</text:p>
      <text:p text:style-name="P1"/>
      <text:p text:style-name="P1">Saturday 7/27</text:p>
      <text:p text:style-name="P1">Work on visualization of matches</text:p>
      <text:p text:style-name="P1"/>
      <text:p text:style-name="P1">Sunday 7/28</text:p>
      <text:p text:style-name="P1">Implement ability to click on a match</text:p>
      <text:p text:style-name="P1">-View brewery with address and map displaying location</text:p>
      <text:p text:style-name="P1"/>
      <text:p text:style-name="P1">Monday 7/29</text:p>
      <text:p text:style-name="P1">Work on view for user box options</text:p>
      <text:p text:style-name="P1">-Two packages that use match algorithm, initiate stripe payment when selecting one</text:p>
      <text:p text:style-name="P1"/>
      <text:p text:style-name="P1">Tuesday 7/30</text:p>
      <text:p text:style-name="P1">Work on views for beer and brewery catalogs where users can add what they choose to profile</text:p>
      <text:p text:style-name="P1"/>
      <text:p text:style-name="P1">Wednesday 7/31</text:p>
      <text:p text:style-name="P1">Apply a new bootstrap theme</text:p>
      <text:p text:style-name="P1">Clean up views</text:p>
      <text:p text:style-name="P1"/>
      <text:p text:style-name="P1">Thursday 8/1</text:p>
      <text:p text:style-name="P1"/>
      <text:p text:style-name="P1">Friday 8/2</text:p>
      <text:p text:style-name="P1"/>
      <text:p text:style-name="P1">Saturday 8/3</text:p>
      <text:p text:style-name="P1"/>
      <text:p text:style-name="P1">Sunday 8/4</text:p>
      <text:p text:style-name="P1"/>
      <text:p text:style-name="P1">Monday 8/5</text:p>
      <text:p text:style-name="P1"/>
      <text:p text:style-name="P1">Tuesday 8/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Poths</meta:initial-creator>
    <meta:creation-date>2019-07-24T11:11:17.31</meta:creation-date>
    <dc:date>2019-07-24T17:43:19.65</dc:date>
    <dc:creator>Nate Poths</dc:creator>
    <meta:editing-duration>PT6H32M1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" meta:paragraph-count="29" meta:word-count="124" meta:character-count="726"/>
  </office:meta>
</office:document-meta>
</file>